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694in" style:rel-column-width="6553*"/>
    </style:style>
    <style:style style:name="Table2.J" style:family="table-column">
      <style:table-column-properties style:column-width="0.6694in" style:rel-column-width="655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3b31" officeooo:paragraph-rsid="00033b31"/>
    </style:style>
    <style:style style:name="P2" style:family="paragraph" style:parent-style-name="Standard">
      <style:text-properties officeooo:rsid="00033b31" officeooo:paragraph-rsid="000ed90a"/>
    </style:style>
    <style:style style:name="P3" style:family="paragraph" style:parent-style-name="Standard">
      <style:text-properties officeooo:rsid="0004a979" officeooo:paragraph-rsid="0004a979"/>
    </style:style>
    <style:style style:name="P4" style:family="paragraph" style:parent-style-name="Standard">
      <style:text-properties officeooo:rsid="0004a979" officeooo:paragraph-rsid="0013098e"/>
    </style:style>
    <style:style style:name="P5" style:family="paragraph" style:parent-style-name="Standard">
      <style:text-properties officeooo:rsid="0004a979" officeooo:paragraph-rsid="0027ae29"/>
    </style:style>
    <style:style style:name="P6" style:family="paragraph" style:parent-style-name="Standard">
      <style:text-properties officeooo:rsid="00061bde" officeooo:paragraph-rsid="00061bde"/>
    </style:style>
    <style:style style:name="P7" style:family="paragraph" style:parent-style-name="Standard">
      <style:text-properties officeooo:rsid="00061bde" officeooo:paragraph-rsid="0009d614"/>
    </style:style>
    <style:style style:name="P8" style:family="paragraph" style:parent-style-name="Standard">
      <style:text-properties officeooo:rsid="0009d614" officeooo:paragraph-rsid="0009d614"/>
    </style:style>
    <style:style style:name="P9" style:family="paragraph" style:parent-style-name="Standard">
      <style:text-properties officeooo:paragraph-rsid="0009d614"/>
    </style:style>
    <style:style style:name="P10" style:family="paragraph" style:parent-style-name="Standard">
      <style:text-properties officeooo:rsid="000a1fd4" officeooo:paragraph-rsid="000a1fd4"/>
    </style:style>
    <style:style style:name="P11" style:family="paragraph" style:parent-style-name="Standard">
      <style:text-properties officeooo:rsid="000a1fd4" officeooo:paragraph-rsid="001b9e35"/>
    </style:style>
    <style:style style:name="P12" style:family="paragraph" style:parent-style-name="Standard">
      <style:text-properties officeooo:rsid="000b135d" officeooo:paragraph-rsid="000b135d"/>
    </style:style>
    <style:style style:name="P13" style:family="paragraph" style:parent-style-name="Standard">
      <style:text-properties officeooo:paragraph-rsid="000b135d"/>
    </style:style>
    <style:style style:name="P14" style:family="paragraph" style:parent-style-name="Standard">
      <style:text-properties officeooo:rsid="000b3389" officeooo:paragraph-rsid="000b3389"/>
    </style:style>
    <style:style style:name="P15" style:family="paragraph" style:parent-style-name="Standard">
      <style:text-properties officeooo:rsid="000b3389" officeooo:paragraph-rsid="000e0922"/>
    </style:style>
    <style:style style:name="P16" style:family="paragraph" style:parent-style-name="Standard">
      <style:text-properties officeooo:rsid="000c0b16" officeooo:paragraph-rsid="000c0b16"/>
    </style:style>
    <style:style style:name="P17" style:family="paragraph" style:parent-style-name="Standard">
      <style:text-properties officeooo:rsid="000e0922" officeooo:paragraph-rsid="000e0922"/>
    </style:style>
    <style:style style:name="P18" style:family="paragraph" style:parent-style-name="Standard">
      <style:text-properties officeooo:rsid="001b9e35" officeooo:paragraph-rsid="001b9e35"/>
    </style:style>
    <style:style style:name="P19" style:family="paragraph" style:parent-style-name="Standard">
      <style:text-properties officeooo:rsid="001b9e35" officeooo:paragraph-rsid="001c8deb"/>
    </style:style>
    <style:style style:name="P20" style:family="paragraph" style:parent-style-name="Standard">
      <style:text-properties officeooo:rsid="001b9e35" officeooo:paragraph-rsid="002caf01"/>
    </style:style>
    <style:style style:name="P21" style:family="paragraph" style:parent-style-name="Standard">
      <style:text-properties officeooo:paragraph-rsid="001b9e35"/>
    </style:style>
    <style:style style:name="P22" style:family="paragraph" style:parent-style-name="Standard">
      <style:text-properties officeooo:rsid="002a8eae" officeooo:paragraph-rsid="002a8eae"/>
    </style:style>
    <style:style style:name="P23" style:family="paragraph" style:parent-style-name="Standard">
      <style:text-properties officeooo:paragraph-rsid="002a8eae"/>
    </style:style>
    <style:style style:name="P24" style:family="paragraph" style:parent-style-name="Standard">
      <style:text-properties officeooo:paragraph-rsid="002caf01"/>
    </style:style>
    <style:style style:name="P25" style:family="paragraph" style:parent-style-name="Standard">
      <style:text-properties officeooo:rsid="002d6a3c" officeooo:paragraph-rsid="002d6a3c"/>
    </style:style>
    <style:style style:name="P26" style:family="paragraph" style:parent-style-name="Standard">
      <style:text-properties officeooo:paragraph-rsid="002d6a3c"/>
    </style:style>
    <style:style style:name="P27" style:family="paragraph" style:parent-style-name="Standard">
      <style:text-properties officeooo:rsid="002e6ac7" officeooo:paragraph-rsid="002e6ac7"/>
    </style:style>
    <style:style style:name="P28" style:family="paragraph" style:parent-style-name="Standard">
      <style:paragraph-properties style:writing-mode="lr-tb"/>
      <style:text-properties officeooo:paragraph-rsid="001b9e35"/>
    </style:style>
    <style:style style:name="P29" style:family="paragraph" style:parent-style-name="Table_20_Contents">
      <style:paragraph-properties fo:text-align="center" style:justify-single-word="false"/>
      <style:text-properties officeooo:rsid="00033b31" officeooo:paragraph-rsid="00033b31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061bde"/>
    </style:style>
    <style:style style:name="P32" style:family="paragraph" style:parent-style-name="Table_20_Contents">
      <style:paragraph-properties fo:text-align="center" style:justify-single-word="false"/>
      <style:text-properties officeooo:rsid="00061bde" officeooo:paragraph-rsid="0009d614"/>
    </style:style>
    <style:style style:name="P33" style:family="paragraph" style:parent-style-name="Table_20_Contents">
      <style:paragraph-properties fo:text-align="center" style:justify-single-word="false"/>
      <style:text-properties officeooo:rsid="00061bde" officeooo:paragraph-rsid="00061bde"/>
    </style:style>
    <style:style style:name="P34" style:family="paragraph" style:parent-style-name="Table_20_Contents">
      <style:paragraph-properties fo:text-align="center" style:justify-single-word="false"/>
      <style:text-properties officeooo:rsid="0009d614" officeooo:paragraph-rsid="0009d614"/>
    </style:style>
    <style:style style:name="P35" style:family="paragraph" style:parent-style-name="Table_20_Contents">
      <style:paragraph-properties fo:text-align="center" style:justify-single-word="false"/>
      <style:text-properties officeooo:rsid="000b3389" officeooo:paragraph-rsid="000b3389"/>
    </style:style>
    <style:style style:name="P36" style:family="paragraph" style:parent-style-name="Standard">
      <style:text-properties officeooo:rsid="0004a979" officeooo:paragraph-rsid="0004a979"/>
    </style:style>
    <style:style style:name="P37" style:family="paragraph" style:parent-style-name="Standard">
      <style:text-properties officeooo:rsid="0009d614" officeooo:paragraph-rsid="0009d614"/>
    </style:style>
    <style:style style:name="P38" style:family="paragraph" style:parent-style-name="Standard">
      <style:text-properties officeooo:rsid="000b135d" officeooo:paragraph-rsid="000b135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61bde"/>
    </style:style>
    <style:style style:name="T3" style:family="text">
      <style:text-properties officeooo:rsid="0004a979"/>
    </style:style>
    <style:style style:name="T4" style:family="text">
      <style:text-properties officeooo:rsid="00061bde"/>
    </style:style>
    <style:style style:name="T5" style:family="text">
      <style:text-properties officeooo:rsid="0009d614"/>
    </style:style>
    <style:style style:name="T6" style:family="text">
      <style:text-properties officeooo:rsid="000b135d"/>
    </style:style>
    <style:style style:name="T7" style:family="text">
      <style:text-properties officeooo:rsid="000e0922"/>
    </style:style>
    <style:style style:name="T8" style:family="text">
      <style:text-properties officeooo:rsid="000ed90a"/>
    </style:style>
    <style:style style:name="T9" style:family="text">
      <style:text-properties officeooo:rsid="0010a985"/>
    </style:style>
    <style:style style:name="T10" style:family="text">
      <style:text-properties officeooo:rsid="001162c5"/>
    </style:style>
    <style:style style:name="T11" style:family="text">
      <style:text-properties officeooo:rsid="0012cc20"/>
    </style:style>
    <style:style style:name="T12" style:family="text">
      <style:text-properties officeooo:rsid="0013098e"/>
    </style:style>
    <style:style style:name="T13" style:family="text">
      <style:text-properties officeooo:rsid="00131580"/>
    </style:style>
    <style:style style:name="T14" style:family="text">
      <style:text-properties officeooo:rsid="0015dd6c"/>
    </style:style>
    <style:style style:name="T15" style:family="text">
      <style:text-properties officeooo:rsid="0019858f"/>
    </style:style>
    <style:style style:name="T16" style:family="text">
      <style:text-properties officeooo:rsid="001b3197"/>
    </style:style>
    <style:style style:name="T17" style:family="text">
      <style:text-properties officeooo:rsid="001b9e35"/>
    </style:style>
    <style:style style:name="T18" style:family="text">
      <style:text-properties officeooo:rsid="001c8deb"/>
    </style:style>
    <style:style style:name="T19" style:family="text">
      <style:text-properties officeooo:rsid="001dd848"/>
    </style:style>
    <style:style style:name="T20" style:family="text">
      <style:text-properties officeooo:rsid="001f2429"/>
    </style:style>
    <style:style style:name="T21" style:family="text">
      <style:text-properties officeooo:rsid="0020e3d0"/>
    </style:style>
    <style:style style:name="T22" style:family="text">
      <style:text-properties officeooo:rsid="00222277"/>
    </style:style>
    <style:style style:name="T23" style:family="text">
      <style:text-properties officeooo:rsid="002a8eae"/>
    </style:style>
    <style:style style:name="T24" style:family="text">
      <style:text-properties officeooo:rsid="002b3ba8"/>
    </style:style>
    <style:style style:name="T25" style:family="text">
      <style:text-properties officeooo:rsid="002caf01"/>
    </style:style>
    <style:style style:name="T26" style:family="text">
      <style:text-properties officeooo:rsid="002d6a3c"/>
    </style:style>
    <style:style style:name="T27" style:family="text">
      <style:text-properties officeooo:rsid="002e6a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mir Pirhosseinloo, 401443029, HW5</text:p>
      <text:p text:style-name="Standard"/>
      <text:p text:style-name="Standard">p = a ⊕ b</text:p>
      <text:p text:style-name="P1"/>
      <text:p text:style-name="P2">a) <text:span text:style-name="T8">clauses</text:span></text:p>
      <text:p text:style-name="P2">a, b</text:p>
      <text:p text:style-name="P1"/>
      <text:p text:style-name="P1">b) <text:span text:style-name="T5">Refer to the truth table below.</text:span></text:p>
      <text:p text:style-name="P1"/>
      <text:p text:style-name="P1">c) <text:span text:style-name="T3">Empty cells means F.</text:span></text:p>
      <table:table table:name="Table1" table:style-name="Table1">
        <table:table-column table:style-name="Table1.A" table:number-columns-repeated="5"/>
        <table:table-column table:style-name="Table1.F"/>
        <table:table-row table:style-name="TableLine94849123480800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a</text:p>
          </table:table-cell>
          <table:table-cell table:style-name="Table1.A1" office:value-type="string">
            <text:p text:style-name="P29">b</text:p>
          </table:table-cell>
          <table:table-cell table:style-name="Table1.A1" office:value-type="string">
            <text:p text:style-name="P29">p</text:p>
          </table:table-cell>
          <table:table-cell table:style-name="Table1.A1" office:value-type="string">
            <text:p text:style-name="P29">P<text:span text:style-name="T1">a</text:span></text:p>
          </table:table-cell>
          <table:table-cell table:style-name="Table1.F1" office:value-type="string">
            <text:p text:style-name="P29">P<text:span text:style-name="T1">b</text:span></text:p>
          </table:table-cell>
        </table:table-row>
        <table:table-row table:style-name="TableLine94849123555792"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T</text:p>
          </table:table-cell>
          <table:table-cell table:style-name="Table1.F2" office:value-type="string">
            <text:p text:style-name="P29">T</text:p>
          </table:table-cell>
        </table:table-row>
        <table:table-row table:style-name="TableLine94849123557712"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F2" office:value-type="string">
            <text:p text:style-name="P29">T</text:p>
          </table:table-cell>
        </table:table-row>
        <table:table-row table:style-name="TableLine94849123559008"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29">T</text:p>
          </table:table-cell>
          <table:table-cell table:style-name="Table1.F2" office:value-type="string">
            <text:p text:style-name="P29">T</text:p>
          </table:table-cell>
        </table:table-row>
        <table:table-row table:style-name="TableLine94849123560384"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F</text:p>
          </table:table-cell>
          <table:table-cell table:style-name="Table1.A2" office:value-type="string">
            <text:p text:style-name="P29">T</text:p>
          </table:table-cell>
          <table:table-cell table:style-name="Table1.F2" office:value-type="string">
            <text:p text:style-name="P29">T</text:p>
          </table:table-cell>
        </table:table-row>
      </table:table>
      <text:p text:style-name="P1"/>
      <text:p text:style-name="P1">d) <text:span text:style-name="T9">GACC</text:span></text:p>
      <text:p text:style-name="P3">a: {1,2} * {3,4}</text:p>
      <text:p text:style-name="P3">b: {1,3} * {2,4}</text:p>
      <text:p text:style-name="P3"/>
      <text:p text:style-name="P3">e) <text:span text:style-name="T10">CACC</text:span></text:p>
      <text:p text:style-name="P3">a: (1,3) U (2,4)</text:p>
      <text:p text:style-name="P3">b: (1,2) U (3,4)</text:p>
      <text:p text:style-name="P3"/>
      <text:p text:style-name="P3">f) <text:span text:style-name="T11">RACC</text:span></text:p>
      <text:p text:style-name="P3">a: (1,3) U (2,4)</text:p>
      <text:p text:style-name="P3">b: (1,2) U (3,4)</text:p>
      <text:p text:style-name="P3"/>
      <text:p text:style-name="P3">g) <text:span text:style-name="T11">GICC</text:span><text:line-break/>Null</text:p>
      <text:p text:style-name="P3"/>
      <text:p text:style-name="P3">h) <text:span text:style-name="T11">RICC</text:span><text:line-break/>Nu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 = a ∨ b ∨ (c ∧ d)</text:p>
      <text:p text:style-name="P3"/>
      <text:p text:style-name="P4">a) <text:span text:style-name="T12">clauses</text:span></text:p>
      <text:p text:style-name="P4">a, b, <text:span text:style-name="T4">c,</text:span> d</text:p>
      <text:p text:style-name="P3"/>
      <text:p text:style-name="P7">b) <text:span text:style-name="T5">Refer to the truth table below.</text:span></text:p>
      <text:p text:style-name="P6"/>
      <text:p text:style-name="P6">c) Empty cells are False.</text:p>
      <table:table table:name="Table2" table:style-name="Table2">
        <table:table-column table:style-name="Table2.A" table:number-columns-repeated="9"/>
        <table:table-column table:style-name="Table2.J"/>
        <table:table-row table:style-name="TableLine94849156612528"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3">a</text:p>
          </table:table-cell>
          <table:table-cell table:style-name="Table2.A1" office:value-type="string">
            <text:p text:style-name="P33">b</text:p>
          </table:table-cell>
          <table:table-cell table:style-name="Table2.A1" office:value-type="string">
            <text:p text:style-name="P33">c</text:p>
          </table:table-cell>
          <table:table-cell table:style-name="Table2.A1" office:value-type="string">
            <text:p text:style-name="P33">d</text:p>
          </table:table-cell>
          <table:table-cell table:style-name="Table2.A1" office:value-type="string">
            <text:p text:style-name="P33">p</text:p>
          </table:table-cell>
          <table:table-cell table:style-name="Table2.A1" office:value-type="string">
            <text:p text:style-name="P33">P<text:span text:style-name="T1">a</text:span></text:p>
          </table:table-cell>
          <table:table-cell table:style-name="Table2.A1" office:value-type="string">
            <text:p text:style-name="P31"><text:span text:style-name="T4">P</text:span><text:span text:style-name="T2">b</text:span></text:p>
          </table:table-cell>
          <table:table-cell table:style-name="Table2.A1" office:value-type="string">
            <text:p text:style-name="P33">P<text:span text:style-name="T1">c</text:span></text:p>
          </table:table-cell>
          <table:table-cell table:style-name="Table2.J1" office:value-type="string">
            <text:p text:style-name="P33">P<text:span text:style-name="T1">d</text:span></text:p>
          </table:table-cell>
        </table:table-row>
        <table:table-row table:style-name="TableLine94849157580608"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07664"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09248">
          <table:table-cell table:style-name="Table2.A2" office:value-type="string">
            <text:p text:style-name="P33">3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0784">
          <table:table-cell table:style-name="Table2.A2" office:value-type="string">
            <text:p text:style-name="P33">4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2368">
          <table:table-cell table:style-name="Table2.A2" office:value-type="string">
            <text:p text:style-name="P33">5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4144">
          <table:table-cell table:style-name="Table2.A2" office:value-type="string">
            <text:p text:style-name="P33">6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5792">
          <table:table-cell table:style-name="Table2.A2" office:value-type="string">
            <text:p text:style-name="P33">7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7488">
          <table:table-cell table:style-name="Table2.A2" office:value-type="string">
            <text:p text:style-name="P33">8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19328">
          <table:table-cell table:style-name="Table2.A2" office:value-type="string">
            <text:p text:style-name="P33">9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21312">
          <table:table-cell table:style-name="Table2.A2" office:value-type="string">
            <text:p text:style-name="P33">10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23072">
          <table:table-cell table:style-name="Table2.A2" office:value-type="string">
            <text:p text:style-name="P33">11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24912">
          <table:table-cell table:style-name="Table2.A2" office:value-type="string">
            <text:p text:style-name="P33">12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  <table:table-row table:style-name="TableLine94849123726752">
          <table:table-cell table:style-name="Table2.A2" office:value-type="string">
            <text:p text:style-name="P33">13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J2" office:value-type="string">
            <text:p text:style-name="P32">T</text:p>
          </table:table-cell>
        </table:table-row>
        <table:table-row table:style-name="TableLine94849123541632">
          <table:table-cell table:style-name="Table2.A2" office:value-type="string">
            <text:p text:style-name="P33">14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2">T</text:p>
          </table:table-cell>
        </table:table-row>
        <table:table-row table:style-name="TableLine94849123569312">
          <table:table-cell table:style-name="Table2.A2" office:value-type="string">
            <text:p text:style-name="P33">15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T</text:p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J2" office:value-type="string">
            <text:p text:style-name="P30"/>
          </table:table-cell>
        </table:table-row>
        <table:table-row table:style-name="TableLine94849123574928">
          <table:table-cell table:style-name="Table2.A2" office:value-type="string">
            <text:p text:style-name="P33">16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2">T</text:p>
          </table:table-cell>
          <table:table-cell table:style-name="Table2.A2" office:value-type="string">
            <text:p text:style-name="P30"/>
          </table:table-cell>
          <table:table-cell table:style-name="Table2.J2" office:value-type="string">
            <text:p text:style-name="P30"/>
          </table:table-cell>
        </table:table-row>
      </table:table>
      <text:p text:style-name="P6"/>
      <text:p text:style-name="P8">d) <text:span text:style-name="T12">GACC</text:span></text:p>
      <text:p text:style-name="P8">a: {6, 7, 8} * {14, 15, 16}</text:p>
      <text:p text:style-name="P8">b: {10, 11, 12} * {14, 15, 16}</text:p>
      <text:p text:style-name="P8">c: (13, 15)</text:p>
      <text:p text:style-name="P8">d: (13, 14)</text:p>
      <text:p text:style-name="P9"/>
      <text:p text:style-name="P8">e) <text:span text:style-name="T13">CACC</text:span></text:p>
      <text:p text:style-name="P8">a: {6, 7, 8} * {14, 15, 16}</text:p>
      <text:p text:style-name="P8">b: {10, 11, 12} * {14, 15, 16}</text:p>
      <text:p text:style-name="P8">c: (13, 15)</text:p>
      <text:p text:style-name="P8">d: (13, 14)</text:p>
      <text:p text:style-name="P8"/>
      <text:p text:style-name="P8">f) <text:span text:style-name="T14">RACC</text:span></text:p>
      <text:p text:style-name="P10">a: (6,14) U (7, 15) U (8, 16)</text:p>
      <text:p text:style-name="P13"><text:span text:style-name="T6">b: (10, 14) U </text:span><text:span text:style-name="T15">(</text:span><text:span text:style-name="T6">11, 1</text:span><text:span text:style-name="T15">5)</text:span><text:span text:style-name="T6"> * </text:span><text:span text:style-name="T15">(</text:span><text:span text:style-name="T6">1</text:span><text:span text:style-name="T15">2</text:span><text:span text:style-name="T6">, 16</text:span><text:span text:style-name="T15">)</text:span></text:p>
      <text:p text:style-name="P12">c: (13, 15)</text:p>
      <text:p text:style-name="P12">d: (13, 14)</text:p>
      <text:p text:style-name="P12"/>
      <text:p text:style-name="P12"/>
      <text:p text:style-name="P10"><text:soft-page-break/>g) <text:span text:style-name="T16">GICC</text:span></text:p>
      <text:p text:style-name="P28"><text:span text:style-name="T17">a: </text:span><text:span text:style-name="T18">Null</text:span><text:span text:style-name="T17"> </text:span><text:span text:style-name="T18">for p = F; <text:s/>{1, 2, 3, 4, 5} * {9, 10, 11, 12, 13} for p = T</text:span></text:p>
      <text:p text:style-name="P19">b: <text:span text:style-name="T18">Null</text:span> <text:span text:style-name="T18">for p = F; <text:s/>{1, 2, 3, 4, 9} * {5, 6, 7, 8, 13} for p = T</text:span></text:p>
      <text:p text:style-name="P21"><text:span text:style-name="T17">c: </text:span><text:span text:style-name="T19">(14, 16) for p = F; <text:s/>{1, 2, 5, 6, 9, 10} * {3, 4, </text:span><text:span text:style-name="T25">7</text:span><text:span text:style-name="T19">, </text:span><text:span text:style-name="T25">8</text:span><text:span text:style-name="T19">, 11, 12}</text:span><text:span text:style-name="T20">for p = T</text:span></text:p>
      <text:p text:style-name="P18">d: <text:span text:style-name="T21">(15, 16) for p = F; </text:span><text:span text:style-name="T22">{1, 3, 5, 7, 9, 11} * {2, 4, 6, 8, 10, 12} for p = T</text:span></text:p>
      <text:p text:style-name="P10"/>
      <text:p text:style-name="P11">h) <text:span text:style-name="T17">RICC</text:span></text:p>
      <text:p text:style-name="P22">a: Null for p = F; (1,9) U (2, 10) U (3,11) U (4,12) U (5,13) for p = T</text:p>
      <text:p text:style-name="P23"><text:span text:style-name="T23">b: Null for p = F; (1,5) U (2,6) U (3,7) U (4,8) U (9, 13) </text:span><text:span text:style-name="T24">for p = T</text:span></text:p>
      <text:p text:style-name="P24"><text:span text:style-name="T25">c: </text:span><text:span text:style-name="T19">(14, 16) for p = F; <text:s/></text:span><text:span text:style-name="T25">(1,3) U</text:span><text:span text:style-name="T19"> </text:span><text:span text:style-name="T25">(2,4) U</text:span><text:span text:style-name="T19"> </text:span><text:span text:style-name="T25">(5,7) U</text:span><text:span text:style-name="T19"> </text:span><text:span text:style-name="T25">(6,8) U</text:span><text:span text:style-name="T19"> </text:span><text:span text:style-name="T25">(9,11) U</text:span><text:span text:style-name="T19"> </text:span><text:span text:style-name="T25">(10,12) U for p = T</text:span></text:p>
      <text:p text:style-name="P20">d: <text:span text:style-name="T21">(15, 16) for p = F; <text:s/></text:span><text:span text:style-name="T25">(1,2) U</text:span><text:span text:style-name="T21"> </text:span><text:span text:style-name="T25">(3,4) U</text:span><text:span text:style-name="T21"> </text:span><text:span text:style-name="T25">(5,6) U</text:span><text:span text:style-name="T21"> </text:span><text:span text:style-name="T25">(7,8) U</text:span><text:span text:style-name="T21"> </text:span><text:span text:style-name="T25">(9,10) U</text:span><text:span text:style-name="T21"> </text:span><text:span text:style-name="T25">(11,12) U for p = T</text:span></text:p>
      <text:p text:style-name="P8"/>
      <text:p text:style-name="P5">--------------------------------------------------------------------</text:p>
      <text:p text:style-name="P8"/>
      <text:p text:style-name="P8">p = (a ∧ b) ∨ (b ∧ c) ∨ (a ∧ c)</text:p>
      <text:p text:style-name="P8"/>
      <text:p text:style-name="P15">a) <text:span text:style-name="T7">clauses</text:span></text:p>
      <text:p text:style-name="P15">a, b, c</text:p>
      <text:p text:style-name="P14"/>
      <text:p text:style-name="P14">b) Refer to the truth table below.</text:p>
      <text:p text:style-name="P14"/>
      <text:p text:style-name="P14">c) Empty cells mean False.</text:p>
      <table:table table:name="Table3" table:style-name="Table3">
        <table:table-column table:style-name="Table3.A" table:number-columns-repeated="7"/>
        <table:table-column table:style-name="Table3.H"/>
        <table:table-row table:style-name="TableLine9484912376467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5">a</text:p>
          </table:table-cell>
          <table:table-cell table:style-name="Table3.A1" office:value-type="string">
            <text:p text:style-name="P35">b</text:p>
          </table:table-cell>
          <table:table-cell table:style-name="Table3.A1" office:value-type="string">
            <text:p text:style-name="P35">c</text:p>
          </table:table-cell>
          <table:table-cell table:style-name="Table3.A1" office:value-type="string">
            <text:p text:style-name="P35">p</text:p>
          </table:table-cell>
          <table:table-cell table:style-name="Table3.A1" office:value-type="string">
            <text:p text:style-name="P35">P<text:span text:style-name="T1">a</text:span></text:p>
          </table:table-cell>
          <table:table-cell table:style-name="Table3.A1" office:value-type="string">
            <text:p text:style-name="P35">P<text:span text:style-name="T1">b</text:span></text:p>
          </table:table-cell>
          <table:table-cell table:style-name="Table3.H1" office:value-type="string">
            <text:p text:style-name="P35">P<text:span text:style-name="T1">c</text:span></text:p>
          </table:table-cell>
        </table:table-row>
        <table:table-row table:style-name="TableLine94849123811168"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H2" office:value-type="string">
            <text:p text:style-name="P30"/>
          </table:table-cell>
        </table:table-row>
        <table:table-row table:style-name="TableLine94849123813184"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H2" office:value-type="string">
            <text:p text:style-name="P30"/>
          </table:table-cell>
        </table:table-row>
        <table:table-row table:style-name="TableLine94849123814976"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H2" office:value-type="string">
            <text:p text:style-name="P35">T</text:p>
          </table:table-cell>
        </table:table-row>
        <table:table-row table:style-name="TableLine94849123816576"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H2" office:value-type="string">
            <text:p text:style-name="P35">T</text:p>
          </table:table-cell>
        </table:table-row>
        <table:table-row table:style-name="TableLine94849123818208"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H2" office:value-type="string">
            <text:p text:style-name="P35">T</text:p>
          </table:table-cell>
        </table:table-row>
        <table:table-row table:style-name="TableLine94849123819712">
          <table:table-cell table:style-name="Table3.A2" office:value-type="string">
            <text:p text:style-name="P35">6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H2" office:value-type="string">
            <text:p text:style-name="P35">T</text:p>
          </table:table-cell>
        </table:table-row>
        <table:table-row table:style-name="TableLine94849123821264"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5">T</text:p>
          </table:table-cell>
          <table:table-cell table:style-name="Table3.A2" office:value-type="string">
            <text:p text:style-name="P35">T</text:p>
          </table:table-cell>
          <table:table-cell table:style-name="Table3.H2" office:value-type="string">
            <text:p text:style-name="P30"/>
          </table:table-cell>
        </table:table-row>
        <table:table-row table:style-name="TableLine94849123822816">
          <table:table-cell table:style-name="Table3.A2" office:value-type="string">
            <text:p text:style-name="P35">8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H2" office:value-type="string">
            <text:p text:style-name="P30"/>
          </table:table-cell>
        </table:table-row>
      </table:table>
      <text:p text:style-name="P14"/>
      <text:p text:style-name="P16">d) <text:span text:style-name="T7">GACC</text:span></text:p>
      <text:p text:style-name="P16">a: {2,3} * {6,7}</text:p>
      <text:p text:style-name="P16">b: {2,5} * {4,7}</text:p>
      <text:p text:style-name="P16">c: {3,5} * {4,6}</text:p>
      <text:p text:style-name="P16"/>
      <text:p text:style-name="P17">e) CACC</text:p>
      <text:p text:style-name="P17">Like GACC</text:p>
      <text:p text:style-name="P8"/>
      <text:p text:style-name="P17">f) RACC</text:p>
      <text:p text:style-name="P17">a: (2,6) U (3,7)</text:p>
      <text:p text:style-name="P17">b: (2,4) U (5,7)</text:p>
      <text:p text:style-name="P17">c: (3,4) U (5,6)</text:p>
      <text:p text:style-name="P17"/>
      <text:p text:style-name="P17">g) <text:span text:style-name="T26">GICC</text:span></text:p>
      <text:p text:style-name="P25">a: (4,8) for p = F; (1,5) for p = T</text:p>
      <text:p text:style-name="P25">b: (6,8) for p = F; (1,3) for p = T</text:p>
      <text:p text:style-name="P26"><text:span text:style-name="T27">c</text:span><text:span text:style-name="T26">: (</text:span><text:span text:style-name="T27">7</text:span><text:span text:style-name="T26">,</text:span><text:span text:style-name="T27">8</text:span><text:span text:style-name="T26">) for p = F; (</text:span><text:span text:style-name="T27">1</text:span><text:span text:style-name="T26">,</text:span><text:span text:style-name="T27">2</text:span><text:span text:style-name="T26">) for p = T</text:span></text:p>
      <text:p text:style-name="P25"><text:soft-page-break/></text:p>
      <text:p text:style-name="P17">h) <text:span text:style-name="T27">RICC</text:span></text:p>
      <text:p text:style-name="P27">same as abo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0T23:07:44.529872567</meta:creation-date>
    <dc:date>2024-01-21T01:13:54.821128554</dc:date>
    <meta:editing-duration>PT1H33M50S</meta:editing-duration>
    <meta:editing-cycles>40</meta:editing-cycles>
    <meta:generator>LibreOffice/6.4.7.2$Linux_X86_64 LibreOffice_project/40$Build-2</meta:generator>
    <meta:document-statistic meta:table-count="3" meta:image-count="0" meta:object-count="0" meta:page-count="4" meta:paragraph-count="227" meta:word-count="601" meta:character-count="1826" meta:non-whitespace-character-count="1447"/>
  </office:meta>
</office:document-meta>
</file>